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11-1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10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08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08-0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05-1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5-05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11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10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07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06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05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4-01-3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11-1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11-0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09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08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08-02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05-0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3-01-21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2-10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2-08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2-04-26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2-0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12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12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10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8-18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8-0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8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8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6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6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5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3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2-0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1-01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11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08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08-0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05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05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20-02-0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9-10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9-10-1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9-07-30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9-04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9-01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8-10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8-07-26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8-05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8-05-0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8-01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10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08-0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05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05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7-02-06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6-11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6-08-1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6-08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6-05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11-1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08-04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06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04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0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5-01-0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4-11-1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4-08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4-05-0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4-02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3-08-0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3-05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3-02-0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2-11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2-08-09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2-05-11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2-02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1-11-0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1-08-03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1-05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1-02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0-11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0-08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0-05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1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9-08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8-11-0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8-08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8-05-0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8-01-3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7-11-01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7-08-02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7-05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7-01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6-11-0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6-08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6-05-03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6-03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6-01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5-11-0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5-08-0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5-07-21 0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5-05-0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5-02-0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4-11-0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4-08-0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4-05-2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4-02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4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3-11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30L2</text:p>
          </table:table-cell>
          <table:table-cell office:value-type="string" calcext:value-type="string">
            <text:p>Stantonsburg</text:p>
          </table:table-cell>
          <table:table-cell office:value-type="string" calcext:value-type="string">
            <text:p>2002-05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